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1.695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13.21cm"/>
    </style:style>
    <style:style style:name="co5" style:family="table-column">
      <style:table-column-properties fo:break-before="auto" style:column-width="28.0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flow_ofen_steuer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TDK_PS1240P02BT_D12.2mm_H6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 C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3u</text:p>
          </table:table-cell>
          <table:table-cell office:value-type="string" calcext:value-type="string">
            <text:p>Capacitor_THT:CP_Radial_D4.0mm_P1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 C6 C7 C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5.0mm_W2.5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40C1500G B</text:p>
          </table:table-cell>
          <table:table-cell office:value-type="string" calcext:value-type="string">
            <text:p>Diode_THT:Diode_Bridge_Vishay_GBL</text:p>
          </table:table-cell>
          <table:table-cell office:value-type="string" calcext:value-type="string">
            <text:p>https://www.vishay.com/docs/88501/b40c1500g.pdf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3 D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Cylinder-6.3x32mm_Schurter_0031-8002_Horizontal_Open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VAC</text:p>
          </table:table-cell>
          <table:table-cell office:value-type="string" calcext:value-type="string">
            <text:p>TerminalBlock_RND:TerminalBlock_RND_205-00287_1x02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Bridge_Pitch2.0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zung oben</text:p>
          </table:table-cell>
          <table:table-cell office:value-type="string" calcext:value-type="string">
            <text:p>TerminalBlock_RND:TerminalBlock_RND_205-00287_1x02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zung unten</text:p>
          </table:table-cell>
          <table:table-cell office:value-type="string" calcext:value-type="string">
            <text:p>TerminalBlock_RND:TerminalBlock_RND_205-00287_1x02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<text:s/>~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estPoint:TestPoint_Bridge_Pitch2.0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TestPoint:TestPoint_Bridge_Pitch2.0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K1 K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R-LY_Cxxx</text:p>
          </table:table-cell>
          <table:table-cell office:value-type="string" calcext:value-type="string">
            <text:p>relay_tk:FTR-LY_Cxxx</text:p>
          </table:table-cell>
          <table:table-cell office:value-type="string" calcext:value-type="string">
            <text:p>${TK_DATASHEETS}/FTR-LY.pdf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diotec.com/tl_files/diotec/files/pdf/datasheets/bc337.pdf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5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 R5 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V1 RV2 RV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H1 TH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Y84-130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http://cache.nxp.com/documents/data_sheet/KTY84_SER.pdf?pspll=1</text:p>
          </table:table-cell>
        </table:table-row>
        <table:table-row table:style-name="ro1">
          <table:table-cell office:value-type="string" calcext:value-type="string">
            <text:p>T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TH_12V_3.6VA</text:p>
          </table:table-cell>
          <table:table-cell office:value-type="string" calcext:value-type="string">
            <text:p>transformer_tk:Transformer_NF_GERTH_387.12-1</text:p>
          </table:table-cell>
          <table:table-cell office:value-type="string" calcext:value-type="string">
            <text:p>${TK_DATASHEETS}/GERTH_DATA_TYPE-387.pdf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1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-16PU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atmel-2486-8-bit-avr-microcontroller-atmega8_l_datasheet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.00.0000</text:date>, <text:time style:data-style-name="N2" text:time-value="13:17:32.7986015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print-date>2020-11-14T09:41:37.621629272</meta:print-date>
    <dc:date>2020-11-14T13:17:56.138441374</dc:date>
    <meta:editing-duration>PT14M20S</meta:editing-duration>
    <meta:editing-cycles>2</meta:editing-cycles>
    <meta:document-statistic meta:table-count="1" meta:cell-count="160" meta:object-count="0"/>
  </office:meta>
</office:document-meta>
</file>